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2.55cm" fo:min-width="12cm"/>
    </style:style>
    <style:style style:name="gr2" style:family="graphic" style:parent-style-name="standard">
      <style:graphic-properties svg:stroke-color="#808080" draw:fill-color="#cccccc" draw:textarea-horizontal-align="justify" draw:textarea-vertical-align="middle" draw:auto-grow-height="false" fo:min-height="2.35cm" fo:min-width="23.9cm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2.45cm" fo:min-width="10.7cm"/>
    </style:style>
    <style:style style:name="gr4" style:family="graphic" style:parent-style-name="standard">
      <style:graphic-properties svg:stroke-color="#808080" svg:stroke-opacity="100%" draw:fill-color="#cccccc" draw:opacity="100%" draw:textarea-horizontal-align="justify" draw:textarea-vertical-align="middle" draw:auto-grow-height="false" fo:min-height="2.55cm" fo:min-width="24cm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1.19cm" fo:min-width="4.06cm"/>
    </style:style>
    <style:style style:name="gr6" style:family="graphic" style:parent-style-name="standard">
      <style:graphic-properties draw:textarea-horizontal-align="justify" draw:textarea-vertical-align="middle" draw:auto-grow-height="false" fo:min-height="1.19cm" fo:min-width="4.22cm"/>
    </style:style>
    <style:style style:name="gr7" style:family="graphic" style:parent-style-name="standard">
      <style:graphic-properties svg:stroke-opacity="50%" draw:opacity="50%" draw:textarea-horizontal-align="justify" draw:textarea-vertical-align="middle" draw:auto-grow-height="false" fo:min-height="10.15cm" fo:min-width="5.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4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cccccc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2.8cm" svg:x="24.2cm" svg:y="4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4.4cm" svg:height="2.6cm" svg:x="6.6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1.2cm" svg:height="2.7cm" svg:x="1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4.5cm" svg:height="2.8cm" svg:x="6.6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6cm" svg:height="1.44cm" svg:x="1.7cm" svg:y="2.9cm">
          <text:p text:style-name="P3"><text:span text:style-name="T1">G-buffer</text:span></text:p>
          <text:p text:style-name="P3"><text:span text:style-name="T1">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3.26cm" svg:y="8.88cm">
          <text:p text:style-name="P3"><text:span text:style-name="T1">I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.9cm" svg:y="5.94cm">
          <text:p text:style-name="P3"><text:span text:style-name="T1">RSM Rend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7.5cm" svg:y="5.94cm">
          <text:p text:style-name="P3"><text:span text:style-name="T1">VPL 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7.42cm" svg:y="2.9cm">
          <text:p text:style-name="P3"><text:span text:style-name="T1">Clus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72cm" svg:height="1.44cm" svg:x="16cm" svg:y="2.9cm">
          <text:p text:style-name="P3"><text:span text:style-name="T1">Light Ass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6.2cm" svg:height="10.4cm" svg:x="23.9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6.3cm" svg:y1="3.6cm" svg:x2="7.42cm" svg:y2="3.62cm">
          <text:p/>
        </draw:line>
        <draw:line draw:style-name="gr8" draw:text-style-name="P7" draw:layer="layout" svg:x1="6.62cm" svg:y1="6.58cm" svg:x2="7.5cm" svg:y2="6.58cm">
          <text:p/>
        </draw:line>
        <draw:line draw:style-name="gr8" draw:text-style-name="P7" draw:layer="layout" svg:x1="12.2cm" svg:y1="6.6cm" svg:x2="16cm" svg:y2="3.7cm">
          <text:p/>
        </draw:line>
        <draw:line draw:style-name="gr8" draw:text-style-name="P7" draw:layer="layout" svg:x1="23.5cm" svg:y1="9.6cm" svg:x2="24.6cm" svg:y2="9.6cm">
          <text:p/>
        </draw:line>
        <draw:line draw:style-name="gr8" draw:text-style-name="P7" draw:layer="layout" svg:x1="12.2cm" svg:y1="6.6cm" svg:x2="13.2cm" svg:y2="9.6cm">
          <text:p/>
        </draw:line>
        <draw:line draw:style-name="gr8" draw:text-style-name="P7" draw:layer="layout" svg:x1="20.7cm" svg:y1="3.6cm" svg:x2="24.6cm" svg:y2="3.6cm">
          <text:p/>
        </draw:line>
        <draw:custom-shape draw:style-name="gr6" draw:text-style-name="P5" draw:layer="layout" svg:width="4.72cm" svg:height="1.44cm" svg:x="7.5cm" svg:y="8.96cm">
          <text:p text:style-name="P3"><text:span text:style-name="T1">Convert Scene</text:span></text:p>
          <text:p text:style-name="P3"><text:span text:style-name="T1">to Po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8.007cm" svg:y1="9.642cm" svg:x2="18.763cm" svg:y2="9.642cm">
          <text:p/>
        </draw:line>
        <draw:custom-shape draw:style-name="gr6" draw:text-style-name="P5" draw:layer="layout" svg:width="4.72cm" svg:height="1.44cm" svg:x="18.763cm" svg:y="8.865cm">
          <text:p text:style-name="P3"><text:span text:style-name="T1">Pull-Push</text:span></text:p>
          <text:p text:style-name="P3"><text:span text:style-name="T1">Post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2.226cm" svg:y1="9.737cm" svg:x2="13.268cm" svg:y2="9.737cm">
          <text:p/>
        </draw:line>
        <draw:line draw:style-name="gr8" draw:text-style-name="P7" draw:layer="layout" svg:x1="12.158cm" svg:y1="3.6cm" svg:x2="16cm" svg:y2="3.6cm">
          <text:p/>
        </draw:line>
        <draw:line draw:style-name="gr8" draw:text-style-name="P7" draw:layer="layout" svg:x1="30.1cm" svg:y1="6.662cm" svg:x2="31.7cm" svg:y2="6.662cm">
          <text:p/>
        </draw:line>
        <draw:frame draw:style-name="gr9" draw:text-style-name="P8" draw:layer="layout" svg:width="5.709cm" svg:height="0.962cm" svg:x="6.6cm" svg:y="1.9cm">
          <draw:text-box>
            <text:p>Clustered Shading</text:p>
          </draw:text-box>
        </draw:frame>
        <draw:frame draw:style-name="gr10" draw:text-style-name="P8" draw:layer="layout" svg:width="4.49cm" svg:height="0.962cm" svg:x="1.31cm" svg:y="5cm">
          <draw:text-box>
            <text:p>VPL Sampling</text:p>
          </draw:text-box>
        </draw:frame>
        <draw:frame draw:style-name="gr11" draw:text-style-name="P8" draw:layer="layout" svg:width="6.543cm" svg:height="0.962cm" svg:x="6.5cm" svg:y="7.938cm">
          <draw:text-box>
            <text:p>Visibility Computation</text:p>
          </draw:text-box>
        </draw:frame>
        <draw:custom-shape draw:style-name="gr12" draw:text-style-name="P5" draw:layer="controls" svg:width="4.7cm" svg:height="1.1cm" svg:x="24.6cm" svg:y="9cm">
          <text:p text:style-name="P3"><text:span text:style-name="T1">Shadow Look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controls" svg:width="4.689cm" svg:height="0.962cm" svg:x="23.9cm" svg:y="1.038cm">
          <draw:text-box>
            <text:p>Final gathering</text:p>
          </draw:text-box>
        </draw:frame>
        <draw:custom-shape draw:style-name="gr6" draw:text-style-name="P5" draw:layer="layout" svg:width="4.72cm" svg:height="1.44cm" svg:x="31.7cm" svg:y="5.962cm">
          <text:p text:style-name="P3"><text:span text:style-name="T1">Bilateral Bl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6.5cm" svg:height="2.384cm" svg:x="30.4cm" svg:y="4.9cm">
          <draw:text-box>
            <text:p text:style-name="P9">Interleaved Sampling</text:p>
          </draw:text-box>
        </draw:frame>
        <draw:custom-shape draw:style-name="gr12" draw:text-style-name="P5" draw:layer="controls" svg:width="4.7cm" svg:height="1.1cm" svg:x="24.6cm" svg:y="6.062cm">
          <text:p text:style-name="P3"><text:span text:style-name="T1">Interleav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controls" svg:width="4.7cm" svg:height="1.1cm" svg:x="24.6cm" svg:y="3cm">
          <text:p text:style-name="P3"><text:span text:style-name="T1">Light List Lookup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4T17:39:41.843000000</meta:creation-date>
    <dc:date>2016-09-15T10:35:46.341000000</dc:date>
    <meta:editing-duration>PT18H26M5S</meta:editing-duration>
    <meta:editing-cycles>17</meta:editing-cycles>
    <meta:generator>LibreOffice/5.0.3.2$Windows_X86_64 LibreOffice_project/e5f16313668ac592c1bfb310f4390624e3dbfb75</meta:generator>
    <meta:document-statistic meta:object-count="32"/>
  </office:meta>
</office:document-meta>
</file>